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 style:writing-mode="lr-tb"/>
    </style:style>
    <style:style style:name="Tabla1.A" style:family="table-column">
      <style:table-column-properties style:column-width="5.106cm"/>
    </style:style>
    <style:style style:name="Tabla1.B" style:family="table-column">
      <style:table-column-properties style:column-width="12.4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 style:writing-mode="lr-tb"/>
    </style:style>
    <style:style style:name="Tabla2.A" style:family="table-column">
      <style:table-column-properties style:column-width="5.106cm"/>
    </style:style>
    <style:style style:name="Tabla2.B" style:family="table-column">
      <style:table-column-properties style:column-width="12.4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8682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0379" officeooo:paragraph-rsid="00020379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8682" officeooo:paragraph-rsid="00038682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852f" officeooo:paragraph-rsid="0006852f" style:text-blinking="false" fo:background-color="transparent"/>
    </style:style>
    <style:style style:name="P6" style:family="paragraph" style:parent-style-name="Text_20_body">
      <style:text-properties officeooo:rsid="000a37c7" officeooo:paragraph-rsid="000a37c7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0379" officeooo:paragraph-rsid="00020379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0379" officeooo:paragraph-rsid="000a37c7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37c7" officeooo:paragraph-rsid="000a37c7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37c7" officeooo:paragraph-rsid="000bf35d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a33e" officeooo:paragraph-rsid="000ea33e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a37c7" officeooo:paragraph-rsid="000a37c7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a37c7" officeooo:paragraph-rsid="000bf35d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a37c7" officeooo:paragraph-rsid="000e5c78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c5bf2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e5c78"/>
    </style:style>
    <style:style style:name="P18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37c7" officeooo:paragraph-rsid="000c2a38" style:text-blinking="false" fo:background-color="transparent"/>
    </style:style>
    <style:style style:name="P1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a37c7" officeooo:paragraph-rsid="000c2a38" style:text-blinking="false" fo:background-color="transparent"/>
    </style:style>
    <style:style style:name="P20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a37c7" officeooo:paragraph-rsid="000e5c78" style:text-blinking="false" fo:background-color="transparent"/>
    </style:style>
    <style:style style:name="P21" style:family="paragraph" style:parent-style-name="Table_20_Contents">
      <style:text-properties style:font-name="Arial" fo:font-size="11pt"/>
    </style:style>
    <style:style style:name="P22" style:family="paragraph" style:parent-style-name="Table_20_Contents">
      <style:text-properties style:font-name="Arial" fo:font-size="11pt" officeooo:rsid="000c2a38" officeooo:paragraph-rsid="000c2a38"/>
    </style:style>
    <style:style style:name="P23" style:family="paragraph" style:parent-style-name="Table_20_Contents">
      <style:text-properties style:font-name="Arial" fo:font-size="11pt" officeooo:rsid="000de18c" officeooo:paragraph-rsid="000de18c"/>
    </style:style>
    <style:style style:name="P24" style:family="paragraph" style:parent-style-name="Table_20_Contents">
      <style:text-properties style:font-name="Arial" fo:font-size="11pt" style:text-underline-style="none" fo:font-weight="bold" officeooo:rsid="000de18c" officeooo:paragraph-rsid="000de18c" style:font-weight-asian="bold" style:font-weight-complex="bold"/>
    </style:style>
    <style:style style:name="P25" style:family="paragraph" style:parent-style-name="Table_20_Contents">
      <style:text-properties style:font-name="Arial" fo:font-size="11pt" officeooo:rsid="000ea33e" officeooo:paragraph-rsid="000ea33e"/>
    </style:style>
    <style:style style:name="P26" style:family="paragraph" style:parent-style-name="Table_20_Contents">
      <style:text-properties style:font-name="Arial" fo:font-size="11pt" fo:font-weight="bold" officeooo:rsid="000de18c" officeooo:paragraph-rsid="000de18c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officeooo:rsid="000ea33e" officeooo:paragraph-rsid="000ea33e" style:font-weight-asian="bold" style:font-weight-complex="bold"/>
    </style:style>
    <style:style style:name="T1" style:family="text">
      <style:text-properties officeooo:rsid="00020379"/>
    </style:style>
    <style:style style:name="T2" style:family="text">
      <style:text-properties fo:font-style="italic" officeooo:rsid="00020379" style:font-style-asian="italic" style:font-style-complex="italic"/>
    </style:style>
    <style:style style:name="T3" style:family="text">
      <style:text-properties fo:font-style="italic" officeooo:rsid="00020379" style:font-style-asian="normal" style:font-style-complex="normal"/>
    </style:style>
    <style:style style:name="T4" style:family="text">
      <style:text-properties officeooo:rsid="00020379" style:font-style-asian="normal" style:font-style-complex="normal"/>
    </style:style>
    <style:style style:name="T5" style:family="text">
      <style:text-properties officeooo:rsid="0004caa0"/>
    </style:style>
    <style:style style:name="T6" style:family="text">
      <style:text-properties officeooo:rsid="000a37c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b7206"/>
    </style:style>
    <style:style style:name="T9" style:family="text">
      <style:text-properties officeooo:rsid="000bf35d"/>
    </style:style>
    <style:style style:name="T10" style:family="text">
      <style:text-properties officeooo:rsid="000c2a38"/>
    </style:style>
    <style:style style:name="T11" style:family="text">
      <style:text-properties fo:language="es" fo:country="ES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c5bf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de18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normal" officeooo:rsid="000e5c78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solid" style:text-underline-width="auto" style:text-underline-color="font-color" fo:font-weight="normal" officeooo:rsid="000c5bf2" style:text-blinking="false" fo:background-color="transparent" loext:char-shading-value="0"/>
    </style:style>
    <style:style style:name="T16" style:family="text">
      <style:text-properties style:text-underline-style="none"/>
    </style:style>
    <style:style style:name="T17" style:family="text">
      <style:text-properties officeooo:rsid="000de18c"/>
    </style:style>
    <style:style style:name="T18" style:family="text">
      <style:text-properties officeooo:rsid="000e5c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UMEN</text:p>
      <text:p text:style-name="P9"/>
      <text:p text:style-name="P9">INTRODUCCIÓN</text:p>
      <text:p text:style-name="P9"/>
      <text:p text:style-name="P9">OBJETIVOS</text:p>
      <text:p text:style-name="P9"/>
      <text:p text:style-name="P9">ESTADO DEL ARTE</text:p>
      <text:p text:style-name="P8"/>
      <text:p text:style-name="P3"/>
      <text:p text:style-name="P9">MARCO <text:span text:style-name="T8">TEÓRICO</text:span></text:p>
      <text:p text:style-name="P9"/>
      <text:p text:style-name="P3">La Econometría <text:s/>Espacial se consideran elementos relacionados con el espacio físico en el cual se ubican las observaciones e Incorpora las herramientas necesarias para allegar los efectos espaciales, uno de ellos se denomina dependencia espacial; su presencia, traducida en auto-correlación espacial, puede invalidar modelos econométricos tradicionales. </text:p>
      <text:p text:style-name="P3"/>
      <text:p text:style-name="P4">Para la presencia de auto-correlación espacial se pueden utilizar diversos estadísticos, entre los cuales se encuentra el de Moran. <text:span text:style-name="T5">Los test para la detección de la auto-correlación espacial pueden dar como resultado la existencia de una falsa dependencia espacial, llamada dependencia espacial espuria. <text:s/>Este resultado podría presentarse cuando una región con nas caracterísicas bien definidas (como cultura, alimentación, estilo de vida, preferencias, etc) aparece dividida en varias subregiones por cuestiones políticas, administrativas, etc, </text:span></text:p>
      <text:p text:style-name="P4"/>
      <text:p text:style-name="P5">La auto-correlación espacial espuria puede ser definida como el fenómeno en el cual existe una aparente dependencia espacial entre las regiones, pero en realidad es producida por la consideración <text:s/>de lo que en la práctica es una sola región, como dos o más regiones independientes. </text:p>
      <text:p text:style-name="P2"/>
      <text:p text:style-name="P1"><text:bookmark text:name="docs-internal-guid-985e0772-7fff-bdee-7dd6-3160dfcce9d0"/>Para comprobar la presencia de dependencia espacial en una población a través de la I de Moran, se valida la significancia del parámetro ρ en un modelo SAR(1) <text:s/><text:span text:style-name="T6">[1]</text:span></text:p>
      <text:p text:style-name="P1"/>
      <text:p text:style-name="P1"/>
      <text:h text:style-name="Heading_20_2" text:outline-level="2">DESCRIPCIÓN DE BASE DE DATOS</text:h>
      <text:p text:style-name="P9"/>
      <text:p text:style-name="P17"><text:span text:style-name="T12">La base de datos cuenta con datos de cáncer de pulmón de Ohio para 1968, 1978 y 1988, que fue obtenida de las bases de datos suministradas de GeoDa</text:span><text:span text:style-name="T12"><text:note text:id="ftn0" text:note-class="footnote"><text:note-citation>1</text:note-citation><text:note-body><text:p text:style-name="P16"><text:span text:style-name="T12"><text:s/>Fuente de datos: </text:span><text:a xlink:type="simple" xlink:href="https://geodacenter.github.io/data-and-lab/ohiolung/" text:style-name="Internet_20_link" text:visited-style-name="Visited_20_Internet_20_Link">https://geodacenter.github.io/data-and-lab/ohiolung/</text:a><text:span text:style-name="T15"> </text:span><text:span text:style-name="T12"><text:s text:c="2"/></text:span></text:p></text:note-body></text:note></text:span><text:span text:style-name="T12"> <text:s/>cuenta con 88 observaciones, 42 variables de los años 1960 hasta 1980. </text:span><text:span text:style-name="T13">Para cada año hay doce variables. </text:span><text:span text:style-name="T14">En nuestro caso vamos a trabajar con los datos del año 1988.</text:span></text:p>
      <text:p text:style-name="P9"/>
      <text:p text:style-name="P14"><text:soft-page-break/><text:lin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Variable</text:p>
          </table:table-cell>
          <table:table-cell table:style-name="Tabla1.B1" office:value-type="string">
            <text:p text:style-name="P22">Descripción</text:p>
          </table:table-cell>
        </table:table-row>
        <table:table-row>
          <table:table-cell table:style-name="Tabla1.A2" office:value-type="string">
            <text:p text:style-name="P23">COUNTYID</text:p>
          </table:table-cell>
          <table:table-cell table:style-name="Tabla1.B2" office:value-type="string">
            <text:p text:style-name="P22">ID secuencial del <text:span text:style-name="T17">condado</text:span> (orden <text:span text:style-name="T17">alfabético</text:span>)</text:p>
          </table:table-cell>
        </table:table-row>
        <table:table-row>
          <table:table-cell table:style-name="Tabla1.A2" office:value-type="string">
            <text:p text:style-name="P23">NAME</text:p>
          </table:table-cell>
          <table:table-cell table:style-name="Tabla1.B2" office:value-type="string">
            <text:p text:style-name="P22">Nombre del <text:span text:style-name="T17">condado</text:span></text:p>
          </table:table-cell>
        </table:table-row>
        <table:table-row>
          <table:table-cell table:style-name="Tabla1.A2" office:value-type="string">
            <text:p text:style-name="P22">FI<text:span text:style-name="T17">PSNO</text:span></text:p>
          </table:table-cell>
          <table:table-cell table:style-name="Tabla1.B2" office:value-type="string">
            <text:p text:style-name="P18"><text:span text:style-name="T11">Código Fips como numérico</text:span></text:p>
          </table:table-cell>
        </table:table-row>
        <table:table-row>
          <table:table-cell table:style-name="Tabla1.A2" office:value-type="string">
            <text:p text:style-name="P18"><text:span text:style-name="T11">LGRyy </text:span></text:p>
          </table:table-cell>
          <table:table-cell table:style-name="Tabla1.B2" office:value-type="string">
            <text:p text:style-name="P19">Casos de cáncer de pulmón <text:span text:style-name="T10">p</text:span>ara el género G (M o F) y la raza R (W o B) en el año yy (1968, 1978, 1988)</text:p>
          </table:table-cell>
        </table:table-row>
        <table:table-row>
          <table:table-cell table:style-name="Tabla1.A2" office:value-type="string">
            <text:p text:style-name="P18"><text:span text:style-name="T11">POPGRyy </text:span></text:p>
          </table:table-cell>
          <table:table-cell table:style-name="Tabla1.B2" office:value-type="string">
            <text:p text:style-name="P19">Población en riesgo <text:span text:style-name="T18">por</text:span> género G (M o F) y raza R (W o B) en el año yy (1968, 1978, 1988)</text:p>
          </table:table-cell>
        </table:table-row>
        <table:table-row>
          <table:table-cell table:style-name="Tabla1.A2" office:value-type="string">
            <text:p text:style-name="P19"><text:span text:style-name="T18">L</text:span>Gyy <text:line-break/></text:p>
          </table:table-cell>
          <table:table-cell table:style-name="Tabla1.B2" office:value-type="string">
            <text:p text:style-name="P20">Total de casos de cáncer de pulmón <text:span text:style-name="T18">por</text:span> género G (M o F) por cada año yy (1968, 1978, 1988)</text:p>
          </table:table-cell>
        </table:table-row>
        <table:table-row>
          <table:table-cell table:style-name="Tabla1.A2" office:value-type="string">
            <text:p text:style-name="P19">POPGyy </text:p>
          </table:table-cell>
          <table:table-cell table:style-name="Tabla1.B2" office:value-type="string">
            <text:p text:style-name="P20">Población total en riesgo por género G (M o F) por cada año yy (1968, 1978, 1988)</text:p>
          </table:table-cell>
        </table:table-row>
      </table:table>
      <text:p text:style-name="P14"/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LMW<text:span text:style-name="T18">88</text:span></text:p>
          </table:table-cell>
          <table:table-cell table:style-name="Tabla2.B1" office:value-type="string">
            <text:p text:style-name="P25">Casos de cáncer de pulmón para hombres de raza w para el año 1988</text:p>
          </table:table-cell>
        </table:table-row>
        <table:table-row>
          <table:table-cell table:style-name="Tabla2.A2" office:value-type="string">
            <text:p text:style-name="P23">POPMW<text:span text:style-name="T18">8</text:span>8</text:p>
          </table:table-cell>
          <table:table-cell table:style-name="Tabla2.B2" office:value-type="string">
            <text:p text:style-name="P25">Población en riesgo de hombres de raza W para el año 1988</text:p>
          </table:table-cell>
        </table:table-row>
        <table:table-row>
          <table:table-cell table:style-name="Tabla2.A2" office:value-type="string">
            <text:p text:style-name="P23">LMB<text:span text:style-name="T18">8</text:span>8</text:p>
          </table:table-cell>
          <table:table-cell table:style-name="Tabla2.B2" office:value-type="string">
            <text:p text:style-name="P25">Casos de cáncer del pulmón para hombres de raza B para el año 1988</text:p>
          </table:table-cell>
        </table:table-row>
        <table:table-row>
          <table:table-cell table:style-name="Tabla2.A2" office:value-type="string">
            <text:p text:style-name="P23">POPMB<text:span text:style-name="T18">8</text:span>8</text:p>
          </table:table-cell>
          <table:table-cell table:style-name="Tabla2.B2" office:value-type="string">
            <text:p text:style-name="P25">Población en riesgo de hombres de raza B para el año 1988</text:p>
          </table:table-cell>
        </table:table-row>
        <table:table-row>
          <table:table-cell table:style-name="Tabla2.A2" office:value-type="string">
            <text:p text:style-name="P26">LM<text:span text:style-name="T18">8</text:span>8</text:p>
          </table:table-cell>
          <table:table-cell table:style-name="Tabla2.B2" office:value-type="string">
            <text:p text:style-name="P27">Total de casos de cáncer de pulmón para hombres del año 1988</text:p>
          </table:table-cell>
        </table:table-row>
        <table:table-row>
          <table:table-cell table:style-name="Tabla2.A2" office:value-type="string">
            <text:p text:style-name="P26">POPM<text:span text:style-name="T18">8</text:span>8</text:p>
          </table:table-cell>
          <table:table-cell table:style-name="Tabla2.B2" office:value-type="string">
            <text:p text:style-name="P27">Población de hombres en riesgo para el año 1988</text:p>
          </table:table-cell>
        </table:table-row>
        <table:table-row>
          <table:table-cell table:style-name="Tabla2.A2" office:value-type="string">
            <text:p text:style-name="P23">LFW<text:span text:style-name="T18">8</text:span>8</text:p>
          </table:table-cell>
          <table:table-cell table:style-name="Tabla2.B2" office:value-type="string">
            <text:p text:style-name="P25">Casos de cáncer de pulmón para mujeres de raza w para el año 1988</text:p>
          </table:table-cell>
        </table:table-row>
        <table:table-row>
          <table:table-cell table:style-name="Tabla2.A2" office:value-type="string">
            <text:p text:style-name="P23">POPFW<text:span text:style-name="T18">8</text:span>8</text:p>
          </table:table-cell>
          <table:table-cell table:style-name="Tabla2.B2" office:value-type="string">
            <text:p text:style-name="P25">Población en riesgo de mujeres de raza W para el año 1988</text:p>
          </table:table-cell>
        </table:table-row>
        <table:table-row>
          <table:table-cell table:style-name="Tabla2.A2" office:value-type="string">
            <text:p text:style-name="P23">LFB<text:span text:style-name="T18">8</text:span>8</text:p>
          </table:table-cell>
          <table:table-cell table:style-name="Tabla2.B2" office:value-type="string">
            <text:p text:style-name="P25">Casos de cáncer del pulmón para mujeres de raza B para el año 1988</text:p>
          </table:table-cell>
        </table:table-row>
        <table:table-row>
          <table:table-cell table:style-name="Tabla2.A2" office:value-type="string">
            <text:p text:style-name="P23">POPFB<text:span text:style-name="T18">8</text:span>8</text:p>
          </table:table-cell>
          <table:table-cell table:style-name="Tabla2.B2" office:value-type="string">
            <text:p text:style-name="P25">Población en riesgo de mujeres de raza B para el año 1988</text:p>
          </table:table-cell>
        </table:table-row>
        <table:table-row>
          <table:table-cell table:style-name="Tabla2.A2" office:value-type="string">
            <text:p text:style-name="P26">FT<text:span text:style-name="T18">8</text:span>8</text:p>
          </table:table-cell>
          <table:table-cell table:style-name="Tabla2.B2" office:value-type="string">
            <text:p text:style-name="P27">Total de casos de cáncer de pulmón para mujeres del año 1988</text:p>
          </table:table-cell>
        </table:table-row>
        <table:table-row>
          <table:table-cell table:style-name="Tabla2.A2" office:value-type="string">
            <text:p text:style-name="P24">POPF<text:span text:style-name="T18">8</text:span>8</text:p>
          </table:table-cell>
          <table:table-cell table:style-name="Tabla2.B2" office:value-type="string">
            <text:p text:style-name="P27">Población de mujeres en riesgo para el año 1988</text:p>
          </table:table-cell>
        </table:table-row>
      </table:table>
      <text:p text:style-name="P12"><text:span text:style-name="T11">Tabla .Descripción de las variables de la base de datos</text:span></text:p>
      <text:p text:style-name="P10"><text:span text:style-name="T11"><text:line-break/></text:span></text:p>
      <text:h text:style-name="Heading_20_2" text:outline-level="2"><text:span text:style-name="T9">ANÁLISIS</text:span> EXPLORATORIO</text:h>
      <text:p text:style-name="P9"/>
      <text:p text:style-name="P9">ANALISIS CONFIRMATORIO</text:p>
      <text:p text:style-name="P13"/>
      <text:p text:style-name="P9">ANALISIS DE IMPACTO</text:p>
      <text:p text:style-name="P9"/>
      <text:p text:style-name="P9">REGRESIÓN GEOGRAFICAMENTE PONDERADA</text:p>
      <text:p text:style-name="P9"><text:soft-page-break/></text:p>
      <text:p text:style-name="P9">CONCLUSIONES</text:p>
      <text:p text:style-name="Text_20_body"/>
      <text:p text:style-name="Text_20_body"/>
      <text:p text:style-name="Text_20_body"/>
      <text:p text:style-name="P6"/>
      <text:p text:style-name="P1">[<text:span text:style-name="T1">1</text:span>] <text:s/><text:span text:style-name="T1">Torres, A. Ceballos, Luis, Arbeláez. </text:span><text:span text:style-name="T2">Aplicación de la econometría espacial para el análisis de la miseria en los municipios del departamento de antioquía.</text:span><text:span text:style-name="T3"> </text:span><text:span text:style-name="T4">Semestre Económico, volumen 18, No. 37, pp. 103-128 – ISSN 0120-6346, 2015, Medellín, Colombi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family="Arial" fo:font-size="11pt" fo:font-style="normal" style:text-underline-style="none" fo:font-weight="bold" officeooo:rsid="000a37c7" style:text-blinking="false" fo:background-color="transparent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7:45:36.245038840</meta:creation-date>
    <dc:date>2019-05-14T01:03:24.970087381</dc:date>
    <meta:editing-duration>PT1H18M20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3" meta:paragraph-count="61" meta:word-count="592" meta:character-count="3523" meta:non-whitespace-character-count="2969"/>
  </office:meta>
</office:document-meta>
</file>